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2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52.1pt"/>
    </style:style>
    <style:style style:name="co5" style:family="table-column">
      <style:table-column-properties fo:break-before="auto" style:column-width="125.66pt"/>
    </style:style>
    <style:style style:name="co6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pt"/>
      <style:text-properties fo:color="#ffffff"/>
    </style:style>
    <style:style style:name="ce6" style:family="table-cell" style:parent-style-name="Default">
      <style:table-cell-properties fo:background-color="#00cc33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in(x)+e^x</text:p>
          </table:table-cell>
          <table:table-cell table:style-name="ce3" office:value-type="float" office:value="0.3" calcext:value-type="float">
            <text:p>0.3</text:p>
          </table:table-cell>
          <table:table-cell table:style-name="ce5" office:value-type="string" calcext:value-type="string">
            <text:p>10^-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office:value-type="string" calcext:value-type="string">
            <text:p>Sin(0.3)</text:p>
          </table:table-cell>
          <table:table-cell office:value-type="string" calcext:value-type="string">
            <text:p>e^(x)</text:p>
          </table:table-cell>
          <table:table-cell office:value-type="string" calcext:value-type="string">
            <text:p>Sin(x)+e^(4+x)+4x^2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1^[.B5]*(([.$B$2]^(2*[.B5]+1))/FACT(2*[.B5]+1))" office:value-type="float" office:value="0.3" calcext:value-type="float">
            <text:p>0.3</text:p>
          </table:table-cell>
          <table:table-cell table:formula="of:=([.$B$2]^[.B5])/FACT([.B5])" office:value-type="float" office:value="1" calcext:value-type="float">
            <text:p>1</text:p>
          </table:table-cell>
          <table:table-cell table:style-name="ce6" table:formula="of:=SUM([.C5:.D5])" office:value-type="float" office:value="1.3" calcext:value-type="float">
            <text:p>1.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-1^[.B6]*(([.$B$2]^(2*[.B6]+1))/FACT(2*[.B6]+1))+[.C5]" office:value-type="float" office:value="0.2955" calcext:value-type="float">
            <text:p>0.2955</text:p>
          </table:table-cell>
          <table:table-cell table:formula="of:=([.$B$2]^[.B6])/FACT([.B6])+[.D5]" office:value-type="float" office:value="1.3" calcext:value-type="float">
            <text:p>1.3</text:p>
          </table:table-cell>
          <table:table-cell table:style-name="ce6" table:formula="of:=SUM([.C6:.D6])" office:value-type="float" office:value="1.5955" calcext:value-type="float">
            <text:p>1.5955</text:p>
          </table:table-cell>
          <table:table-cell table:style-name="ce7" table:formula="of:=ABS([.E6]-[.E5])" office:value-type="float" office:value="0.2955" calcext:value-type="float">
            <text:p>0.29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-1^[.B7]*(([.$B$2]^(2*[.B7]+1))/FACT(2*[.B7]+1))+[.C6]" office:value-type="float" office:value="0.29552025" calcext:value-type="float">
            <text:p>0.29552025</text:p>
          </table:table-cell>
          <table:table-cell table:formula="of:=([.$B$2]^[.B7])/FACT([.B7])+[.D6]" office:value-type="float" office:value="1.345" calcext:value-type="float">
            <text:p>1.345</text:p>
          </table:table-cell>
          <table:table-cell table:style-name="ce6" table:formula="of:=SUM([.C7:.D7])" office:value-type="float" office:value="1.64052025" calcext:value-type="float">
            <text:p>1.64052025</text:p>
          </table:table-cell>
          <table:table-cell table:style-name="ce7" table:formula="of:=ABS([.E7]-[.E6])" office:value-type="float" office:value="0.0450202499999999" calcext:value-type="float">
            <text:p>0.045020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-1^[.B8]*(([.$B$2]^(2*[.B8]+1))/FACT(2*[.B8]+1))+[.C7]" office:value-type="float" office:value="0.295520206607143" calcext:value-type="float">
            <text:p>0.2955202066</text:p>
          </table:table-cell>
          <table:table-cell table:formula="of:=([.$B$2]^[.B8])/FACT([.B8])+[.D7]" office:value-type="float" office:value="1.3495" calcext:value-type="float">
            <text:p>1.3495</text:p>
          </table:table-cell>
          <table:table-cell table:style-name="ce6" table:formula="of:=SUM([.C8:.D8])" office:value-type="float" office:value="1.64502020660714" calcext:value-type="float">
            <text:p>1.6450202066</text:p>
          </table:table-cell>
          <table:table-cell table:style-name="ce7" table:formula="of:=ABS([.E8]-[.E7])" office:value-type="float" office:value="0.00449995660714286" calcext:value-type="float">
            <text:p>0.00449995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-1^[.B9]*(([.$B$2]^(2*[.B9]+1))/FACT(2*[.B9]+1))+[.C8]" office:value-type="float" office:value="0.295520206661384" calcext:value-type="float">
            <text:p>0.2955202067</text:p>
          </table:table-cell>
          <table:table-cell table:formula="of:=([.$B$2]^[.B9])/FACT([.B9])+[.D8]" office:value-type="float" office:value="1.3498375" calcext:value-type="float">
            <text:p>1.3498375</text:p>
          </table:table-cell>
          <table:table-cell table:style-name="ce6" table:formula="of:=SUM([.C9:.D9])" office:value-type="float" office:value="1.64535770666138" calcext:value-type="float">
            <text:p>1.6453577067</text:p>
          </table:table-cell>
          <table:table-cell table:style-name="ce7" table:formula="of:=ABS([.E9]-[.E8])" office:value-type="float" office:value="0.000337500054241158" calcext:value-type="float">
            <text:p>0.00033750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-1^[.B10]*(([.$B$2]^(2*[.B10]+1))/FACT(2*[.B10]+1))+[.C9]" office:value-type="float" office:value="0.29552020666134" calcext:value-type="float">
            <text:p>0.2955202067</text:p>
          </table:table-cell>
          <table:table-cell table:formula="of:=([.$B$2]^[.B10])/FACT([.B10])+[.D9]" office:value-type="float" office:value="1.34985775" calcext:value-type="float">
            <text:p>1.34985775</text:p>
          </table:table-cell>
          <table:table-cell table:style-name="ce6" table:formula="of:=SUM([.C10:.D10])" office:value-type="float" office:value="1.64537795666134" calcext:value-type="float">
            <text:p>1.6453779567</text:p>
          </table:table-cell>
          <table:table-cell table:style-name="ce7" table:formula="of:=ABS([.E10]-[.E9])" office:value-type="float" office:value="0.000020249999955535" calcext:value-type="float">
            <text:p>0.000020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-1^[.B11]*(([.$B$2]^(2*[.B11]+1))/FACT(2*[.B11]+1))+[.C10]" office:value-type="float" office:value="0.29552020666134" calcext:value-type="float">
            <text:p>0.2955202067</text:p>
          </table:table-cell>
          <table:table-cell table:formula="of:=([.$B$2]^[.B11])/FACT([.B11])+[.D10]" office:value-type="float" office:value="1.3498587625" calcext:value-type="float">
            <text:p>1.3498587625</text:p>
          </table:table-cell>
          <table:table-cell table:style-name="ce6" table:formula="of:=SUM([.C11:.D11])" office:value-type="float" office:value="1.64537896916134" calcext:value-type="float">
            <text:p>1.6453789692</text:p>
          </table:table-cell>
          <table:table-cell table:style-name="ce7" table:formula="of:=ABS([.E11]-[.E10])" office:value-type="float" office:value="0.00000101250000006381" calcext:value-type="float">
            <text:p>1.01250000006381E-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-1^[.B12]*(([.$B$2]^(2*[.B12]+1))/FACT(2*[.B12]+1))+[.C11]" office:value-type="float" office:value="0.29552020666134" calcext:value-type="float">
            <text:p>0.2955202067</text:p>
          </table:table-cell>
          <table:table-cell table:formula="of:=([.$B$2]^[.B12])/FACT([.B12])+[.D11]" office:value-type="float" office:value="1.34985880589286" calcext:value-type="float">
            <text:p>1.3498588059</text:p>
          </table:table-cell>
          <table:table-cell table:style-name="ce6" table:formula="of:=SUM([.C12:.D12])" office:value-type="float" office:value="1.6453790125542" calcext:value-type="float">
            <text:p>1.6453790126</text:p>
          </table:table-cell>
          <table:table-cell table:style-name="ce7" table:formula="of:=ABS([.E12]-[.E11])" office:value-type="float" office:value="0.0000000433928570853226" calcext:value-type="float">
            <text:p>4.33928570853226E-08</text:p>
          </table:table-cell>
        </table:table-row>
        <table:table-row table:style-name="ro1" table:number-rows-repeated="6">
          <table:table-cell/>
          <table:table-cell table:style-name="ce4"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9:43:40.633346982</meta:creation-date>
    <meta:generator>LibreOffice/5.1.4.2$Linux_X86_64 LibreOffice_project/10m0$Build-2</meta:generator>
    <dc:date>2016-09-25T20:05:42.089207139</dc:date>
    <meta:editing-duration>PT8M38S</meta:editing-duration>
    <meta:editing-cycles>1</meta:editing-cycles>
    <meta:document-statistic meta:table-count="1" meta:cell-count="50" meta:object-count="0"/>
  </office:meta>
</office:document-meta>
</file>